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13a74a" officeooo:paragraph-rsid="0013a74a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3a74a" officeooo:paragraph-rsid="0013a74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16d7be" officeooo:paragraph-rsid="0016d7b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80: Assignment 05 Report</text:p>
      <text:p text:style-name="P1">Zachary Ferguson</text:p>
      <text:p text:style-name="P1"/>
      <text:p text:style-name="P2">Neural Networks</text:p>
      <text:p text:style-name="P2"/>
      <text:p text:style-name="P3">Design and Implementation:</text:p>
      <text:p text:style-name="P3"/>
      <text:p text:style-name="P3">Reflection:</text:p>
      <text:p text:style-name="P3"/>
      <text:p text:style-name="P3">Analyzing the Results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0:05:50.333186140</meta:creation-date>
    <dc:date>2016-10-19T00:12:14.146350372</dc:date>
    <meta:editing-duration>PT6M24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1" meta:paragraph-count="6" meta:word-count="16" meta:character-count="118" meta:non-whitespace-character-count="108"/>
  </office:meta>
</office:document-meta>
</file>